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fo:margin-left="0.4925in" fo:margin-right="0in" fo:margin-top="0in" fo:margin-bottom="0.1965in" fo:text-indent="0in" style:auto-text-indent="false" fo:background-color="#dddddd">
        <style:background-image/>
      </style:paragraph-properties>
    </style:style>
    <style:style style:name="P7" style:family="paragraph" style:parent-style-name="Preformatted_20_Text">
      <style:paragraph-properties fo:margin-left="0.4925in" fo:margin-right="0in" fo:text-indent="0in" style:auto-text-indent="false" fo:background-color="#dddddd">
        <style:background-image/>
      </style:paragraph-properties>
    </style:style>
    <style:style style:name="P8" style:family="paragraph" style:parent-style-name="Preformatted_20_Text">
      <style:paragraph-properties fo:margin-left="0.4925in" fo:margin-right="0in" fo:text-indent="0in" style:auto-text-indent="false" fo:background-color="#dddddd">
        <style:background-image/>
      </style:paragraph-properties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Natural Language Processing (NLP) with NLTK</text:h>
      <text:h text:style-name="Heading_20_2" text:outline-level="2"><text:span text:style-name="Strong_20_Emphasis">1. Introduction to Natural Language Processing (NLP)</text:span></text:h>
      <text:p text:style-name="Text_20_body">Natural Language Processing (NLP) is a branch of Artificial Intelligence (AI) that enables computers to understand, interpret, and generate human language. It combines linguistics, machine learning, and deep learning to process text and speech data.</text:p>
      <text:h text:style-name="Heading_20_3" text:outline-level="3"><text:span text:style-name="Strong_20_Emphasis">Why NLP?</text:span></text:h>
      <text:list xml:id="list5130687360756598494" text:style-name="L1">
        <text:list-item>
          <text:p text:style-name="P1">With technological advancements, about <text:span text:style-name="Strong_20_Emphasis">85% of the data</text:span> is in <text:span text:style-name="Strong_20_Emphasis">unstructured textual form</text:span> (emails, search queries, social media posts, etc.).</text:p>
        </text:list-item>
        <text:list-item>
          <text:p text:style-name="P1">Extracting meaningful insights from this data is crucial, and <text:span text:style-name="Strong_20_Emphasis">NLP helps process and analyze textual information efficiently</text:span>.</text:p>
        </text:list-item>
      </text:list>
      <text:h text:style-name="Heading_20_2" text:outline-level="2"><text:span text:style-name="Strong_20_Emphasis">2. Applications of NLP</text:span></text:h>
      <text:p text:style-name="Text_20_body">NLP has various real-world applications, including:</text:p>
      <text:list xml:id="list4339908444600958113" text:style-name="L2">
        <text:list-item>
          <text:p text:style-name="P2"><text:span text:style-name="Strong_20_Emphasis">Speech Recognition:</text:span> Converting spoken language to text (e.g., Siri, Google Assistant, Alexa)</text:p>
        </text:list-item>
        <text:list-item>
          <text:p text:style-name="P2"><text:span text:style-name="Strong_20_Emphasis">Machine Translation:</text:span> Translating text from one language to another (e.g., Google Translate)</text:p>
        </text:list-item>
        <text:list-item>
          <text:p text:style-name="P2"><text:span text:style-name="Strong_20_Emphasis">Sentiment Analysis:</text:span> Understanding emotions behind text (e.g., product reviews, social media sentiment)</text:p>
        </text:list-item>
        <text:list-item>
          <text:p text:style-name="P2"><text:span text:style-name="Strong_20_Emphasis">Chatbots:</text:span> AI-based assistants for customer queries (e.g., Messenger bots, Virtual Assistants)</text:p>
        </text:list-item>
        <text:list-item>
          <text:p text:style-name="P2"><text:span text:style-name="Strong_20_Emphasis">Text Summarization:</text:span> Extracting key points from large documents (e.g., news summarization)</text:p>
        </text:list-item>
        <text:list-item>
          <text:p text:style-name="P2"><text:span text:style-name="Strong_20_Emphasis">Autocomplete &amp; Spell Check:</text:span> Used in search engines and mobile keyboards</text:p>
        </text:list-item>
      </text:list>
      <text:h text:style-name="Heading_20_2" text:outline-level="2"><text:span text:style-name="Strong_20_Emphasis">3. Installing and Using NLTK</text:span></text:h>
      <text:p text:style-name="Text_20_body"><text:span text:style-name="Strong_20_Emphasis">NLTK (Natural Language Toolkit)</text:span> is one of the most widely used NLP libraries. It provides tools for tokenization, stemming, tagging, parsing, and much more.</text:p>
      <text:h text:style-name="Heading_20_3" text:outline-level="3"><text:span text:style-name="Strong_20_Emphasis">Installation</text:span></text:h>
      <text:p text:style-name="Text_20_body">Run the following command to install NLTK:</text:p>
      <text:p text:style-name="Standard">pip install nltk</text:p>
      <text:p text:style-name="Standard"/>
      <text:h text:style-name="Heading_20_3" text:outline-level="3"><text:span text:style-name="Strong_20_Emphasis">Download NLTK Packages</text:span></text:h>
      <text:p text:style-name="Standard">import nltk<text:line-break/>nltk.download()</text:p>
      <text:p text:style-name="Standard"/>
      <text:p text:style-name="Text_20_body"><text:soft-page-break/>This will open a GUI window allowing you to download necessary datasets like stopwords, corpora, and tokenizers.</text:p>
      <text:h text:style-name="Heading_20_2" text:outline-level="2"><text:span text:style-name="Strong_20_Emphasis">4. Steps in NLP Processing</text:span></text:h>
      <text:list xml:id="list4674117791203522716" text:style-name="L3">
        <text:list-item>
          <text:p text:style-name="P3"><text:span text:style-name="Strong_20_Emphasis">Tokenization:</text:span> Splitting text into words or sentences.</text:p>
        </text:list-item>
        <text:list-item>
          <text:p text:style-name="P3"><text:span text:style-name="Strong_20_Emphasis">Stopword Removal:</text:span> Removing common words (e.g., "is", "the", "and").</text:p>
        </text:list-item>
        <text:list-item>
          <text:p text:style-name="P3"><text:span text:style-name="Strong_20_Emphasis">Stemming &amp; Lemmatization:</text:span> Converting words to their root forms.</text:p>
        </text:list-item>
        <text:list-item>
          <text:p text:style-name="P3"><text:span text:style-name="Strong_20_Emphasis">Part of Speech (POS) Tagging:</text:span> Identifying nouns, verbs, adjectives, etc.</text:p>
        </text:list-item>
        <text:list-item>
          <text:p text:style-name="P3"><text:span text:style-name="Strong_20_Emphasis">Named Entity Recognition (NER):</text:span> Recognizing proper names, locations, and organizations.</text:p>
        </text:list-item>
        <text:list-item>
          <text:p text:style-name="P3"><text:span text:style-name="Strong_20_Emphasis">Sentiment Analysis:</text:span> Determining the sentiment behind the text (positive, negative, neutral).</text:p>
        </text:list-item>
        <text:list-item>
          <text:p text:style-name="P3"><text:span text:style-name="Strong_20_Emphasis">Machine Translation:</text:span> Converting text from one language to another.</text:p>
        </text:list-item>
        <text:list-item>
          <text:p text:style-name="P3"><text:span text:style-name="Strong_20_Emphasis">Speech Recognition:</text:span> Converting spoken words into text.</text:p>
        </text:list-item>
        <text:list-item>
          <text:p text:style-name="P3"><text:span text:style-name="Strong_20_Emphasis">Text Generation:</text:span> AI-based text completion and content creation.</text:p>
        </text:list-item>
      </text:list>
      <text:h text:style-name="Heading_20_2" text:outline-level="2"><text:span text:style-name="Strong_20_Emphasis">5. Use Cases of NLP in Mobile Applications</text:span></text:h>
      <text:list xml:id="list7573335513760354905" text:style-name="L4">
        <text:list-item>
          <text:p text:style-name="P4"><text:span text:style-name="Strong_20_Emphasis">Speech to Text:</text:span> Converting voice input to text (e.g., Google Voice Search)</text:p>
        </text:list-item>
        <text:list-item>
          <text:p text:style-name="P4"><text:span text:style-name="Strong_20_Emphasis">Autocomplete &amp; Predictive Text:</text:span> Used in search bars and mobile keyboards</text:p>
        </text:list-item>
        <text:list-item>
          <text:p text:style-name="P4"><text:span text:style-name="Strong_20_Emphasis">Language Translator:</text:span> Real-time text translation</text:p>
        </text:list-item>
      </text:list>
      <text:h text:style-name="Heading_20_2" text:outline-level="2"><text:span text:style-name="Strong_20_Emphasis">6. Chatbot and Sentiment Analysis</text:span></text:h>
      <text:list xml:id="list7310114836019752351" text:style-name="L5">
        <text:list-item>
          <text:p text:style-name="P5"><text:span text:style-name="Strong_20_Emphasis">Chatbots</text:span> help businesses handle customer queries 24/7.</text:p>
        </text:list-item>
        <text:list-item>
          <text:p text:style-name="P5">Over <text:span text:style-name="Strong_20_Emphasis">64% of customers</text:span> prefer companies that offer chat-based support.</text:p>
        </text:list-item>
        <text:list-item>
          <text:p text:style-name="P5">A Gartner report predicts that by <text:span text:style-name="Strong_20_Emphasis">2030, 85% of customer interactions</text:span> will happen without human intervention.</text:p>
        </text:list-item>
      </text:list>
      <text:p text:style-name="Standard"/>
      <text:h text:style-name="Heading_20_2" text:outline-level="2"><text:span text:style-name="Strong_20_Emphasis">7. NLTK Notebook Example</text:span></text:h>
      <text:p text:style-name="Text_20_body">Below is an <text:span text:style-name="Strong_20_Emphasis">example of NLP preprocessing using NLTK</text:span>:</text:p>
      <text:p text:style-name="P7"><text:span text:style-name="Source_20_Text"><text:span text:style-name="T3">import nltk</text:span></text:span></text:p>
      <text:p text:style-name="P7"><text:span text:style-name="Source_20_Text"><text:span text:style-name="T3">from nltk.tokenize import word_tokenize, sent_tokenize</text:span></text:span></text:p>
      <text:p text:style-name="P7"><text:span text:style-name="Source_20_Text"><text:span text:style-name="T3">from nltk.corpus import stopwords</text:span></text:span></text:p>
      <text:p text:style-name="P7"><text:span text:style-name="Source_20_Text"><text:span text:style-name="T3">from nltk.stem import PorterStemmer, WordNetLemmatizer</text:span></text:span></text:p>
      <text:p text:style-name="P7"><text:span text:style-name="Source_20_Text"><text:span text:style-name="T3">from nltk import pos_tag, ne_chunk</text:span></text:span></text:p>
      <text:p text:style-name="P8"/>
      <text:p text:style-name="P7"><text:span text:style-name="Source_20_Text"><text:span text:style-name="T3"># Download necessary resources</text:span></text:span></text:p>
      <text:p text:style-name="P7"><text:span text:style-name="Source_20_Text"><text:span text:style-name="T3">nltk.download('punkt')</text:span></text:span></text:p>
      <text:p text:style-name="P7"><text:span text:style-name="Source_20_Text"><text:span text:style-name="T3">nltk.download('stopwords')</text:span></text:span></text:p>
      <text:p text:style-name="P7"><text:span text:style-name="Source_20_Text"><text:span text:style-name="T3">nltk.download('wordnet')</text:span></text:span></text:p>
      <text:p text:style-name="P7"><text:span text:style-name="Source_20_Text"><text:span text:style-name="T3">nltk.download('averaged_perceptron_tagger')</text:span></text:span></text:p>
      <text:p text:style-name="P7"><text:span text:style-name="Source_20_Text"><text:span text:style-name="T3">nltk.download('maxent_ne_chunker')</text:span></text:span></text:p>
      <text:p text:style-name="P7"><text:soft-page-break/><text:span text:style-name="Source_20_Text"><text:span text:style-name="T3">nltk.download('words')</text:span></text:span></text:p>
      <text:p text:style-name="P8"/>
      <text:p text:style-name="P7"><text:span text:style-name="Source_20_Text"><text:span text:style-name="T3"># Sample Text</text:span></text:span></text:p>
      <text:p text:style-name="P7"><text:span text:style-name="Source_20_Text"><text:span text:style-name="T3">txt = "Alexa, which is a machine, processes natural language spoken by humans and provides appropriate responses."</text:span></text:span></text:p>
      <text:p text:style-name="P8"/>
      <text:p text:style-name="P7"><text:span text:style-name="Source_20_Text"><text:span text:style-name="T3"># 1. Tokenization</text:span></text:span></text:p>
      <text:p text:style-name="P7"><text:span text:style-name="Source_20_Text"><text:span text:style-name="T3">words = word_tokenize(txt)</text:span></text:span></text:p>
      <text:p text:style-name="P7"><text:span text:style-name="Source_20_Text"><text:span text:style-name="T3">sentences = sent_tokenize(txt)</text:span></text:span></text:p>
      <text:p text:style-name="P7"><text:span text:style-name="Source_20_Text"><text:span text:style-name="T3">print("Word Tokens:", words)</text:span></text:span></text:p>
      <text:p text:style-name="P7"><text:span text:style-name="Source_20_Text"><text:span text:style-name="T3">print("Sentence Tokens:", sentences)</text:span></text:span></text:p>
      <text:p text:style-name="P8"/>
      <text:p text:style-name="P7"><text:span text:style-name="Source_20_Text"><text:span text:style-name="T3"># 2. Stopword Removal</text:span></text:span></text:p>
      <text:p text:style-name="P7"><text:span text:style-name="Source_20_Text"><text:span text:style-name="T3">stop_words = set(stopwords.words('english'))</text:span></text:span></text:p>
      <text:p text:style-name="P7"><text:span text:style-name="Source_20_Text"><text:span text:style-name="T3">filtered_words = [word for word in words if word.lower() not in stop_words]</text:span></text:span></text:p>
      <text:p text:style-name="P7"><text:span text:style-name="Source_20_Text"><text:span text:style-name="T3">print("Filtered Words:", filtered_words)</text:span></text:span></text:p>
      <text:p text:style-name="P8"/>
      <text:p text:style-name="P7"><text:span text:style-name="Source_20_Text"><text:span text:style-name="T3"># 3. Stemming</text:span></text:span></text:p>
      <text:p text:style-name="P7"><text:span text:style-name="Source_20_Text"><text:span text:style-name="T3">ps = PorterStemmer()</text:span></text:span></text:p>
      <text:p text:style-name="P7"><text:span text:style-name="Source_20_Text"><text:span text:style-name="T3">stemmed_words = [ps.stem(word) for word in filtered_words]</text:span></text:span></text:p>
      <text:p text:style-name="P7"><text:span text:style-name="Source_20_Text"><text:span text:style-name="T3">print("Stemmed Words:", stemmed_words)</text:span></text:span></text:p>
      <text:p text:style-name="P8"/>
      <text:p text:style-name="P7"><text:span text:style-name="Source_20_Text"><text:span text:style-name="T3"># 4. Lemmatization</text:span></text:span></text:p>
      <text:p text:style-name="P7"><text:span text:style-name="Source_20_Text"><text:span text:style-name="T3">lemmatizer = WordNetLemmatizer()</text:span></text:span></text:p>
      <text:p text:style-name="P7"><text:span text:style-name="Source_20_Text"><text:span text:style-name="T3">lemmatized_words = [lemmatizer.lemmatize(word) for word in filtered_words]</text:span></text:span></text:p>
      <text:p text:style-name="P7"><text:span text:style-name="Source_20_Text"><text:span text:style-name="T3">print("Lemmatized Words:", lemmatized_words)</text:span></text:span></text:p>
      <text:p text:style-name="P8"/>
      <text:p text:style-name="P7"><text:span text:style-name="Source_20_Text"><text:span text:style-name="T3"># 5. POS Tagging</text:span></text:span></text:p>
      <text:p text:style-name="P7"><text:span text:style-name="Source_20_Text"><text:span text:style-name="T3">pos_tags = pos_tag(words)</text:span></text:span></text:p>
      <text:p text:style-name="P7"><text:span text:style-name="Source_20_Text"><text:span text:style-name="T3">print("POS Tags:", pos_tags)</text:span></text:span></text:p>
      <text:p text:style-name="P8"/>
      <text:p text:style-name="P7"><text:span text:style-name="Source_20_Text"><text:span text:style-name="T3"># 6. Named Entity Recognition (NER)</text:span></text:span></text:p>
      <text:p text:style-name="P7"><text:span text:style-name="Source_20_Text"><text:span text:style-name="T3">ner_tree = ne_chunk(pos_tags)</text:span></text:span></text:p>
      <text:p text:style-name="P6"><text:span text:style-name="Source_20_Text"><text:span text:style-name="T3">print("Named Entities:", ner_tree)</text:span></text:span></text:p>
      <text:p text:style-name="Standard"/>
      <text:p text:style-name="Standard"><text:span text:style-name="T2">This script demonstrates various </text:span><text:span text:style-name="Strong_20_Emphasis"><text:span text:style-name="T2">NLP preprocessing techniques using NLTK</text:span></text:span><text:span text:style-name="T2">, including </text:span><text:span text:style-name="Strong_20_Emphasis"><text:span text:style-name="T2">tokenization, stopword removal, stemming, lemmatization, POS tagging, and named entity recognition</text:span></text:span><text:span text:style-name="T2">.</text:span></text:p>
      <text:h text:style-name="Heading_20_2" text:outline-level="2"><text:span text:style-name="Strong_20_Emphasis">8. Conclusion</text:span></text:h>
      <text:p text:style-name="Text_20_body">NLP is a powerful AI domain that helps computers understand and process human language efficiently. <text:span text:style-name="Strong_20_Emphasis">NLTK</text:span> is an excellent library for NLP beginners and researchers. By implementing <text:span text:style-name="Strong_20_Emphasis">preprocessing techniques</text:span>, NLP models can extract meaningful insights from unstructured text data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31T15:43:57.69</meta:creation-date>
    <meta:document-statistic meta:table-count="0" meta:image-count="0" meta:object-count="0" meta:page-count="3" meta:paragraph-count="82" meta:word-count="628" meta:character-count="4658"/>
    <dc:date>2025-01-31T15:46:03.13</dc:date>
    <dc:creator>Akram MTir</dc:creator>
    <meta:editing-duration>PT2M5S</meta:editing-duration>
    <meta:editing-cycles>1</meta:editing-cycles>
    <meta:generator>OpenOffice/4.1.11$Win32 OpenOffice.org_project/4111m1$Build-9808</meta:generator>
  </office:meta>
</office:document-meta>
</file>